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office:value-type="float" office:value="69.15" calcext:value-type="float">
            <text:p>69,15</text:p>
          </table:table-cell>
          <table:table-cell table:style-name="ce2" office:value-type="float" office:value="3.185" calcext:value-type="float">
            <text:p>3,185</text:p>
          </table:table-cell>
          <table:table-cell table:formula="of:=[.A2]+[.B2]" office:value-type="float" office:value="72.335" calcext:value-type="float">
            <text:p>72,335</text:p>
          </table:table-cell>
          <table:table-cell table:formula="of:=[.A3]-[.B2]" office:value-type="float" office:value="92.325" calcext:value-type="float">
            <text:p>92,325</text:p>
          </table:table-cell>
          <table:table-cell table:formula="of:=(([.D2])^2-([.C2])^2)/(9-1)" office:value-type="float" office:value="411.444175" calcext:value-type="float">
            <text:p>411,444175</text:p>
          </table:table-cell>
          <table:table-cell table:formula="of:=([.C4])^2-([.C2])^2" office:value-type="float" office:value="4659.939375" calcext:value-type="float">
            <text:p>4659,939375</text:p>
          </table:table-cell>
          <table:table-cell table:formula="of:=([.D4])^2-([.D2])^2" office:value-type="float" office:value="4437.916875" calcext:value-type="float">
            <text:p>4437,916875</text:p>
          </table:table-cell>
        </table:table-row>
        <table:table-row table:style-name="ro2">
          <table:table-cell office:value-type="float" office:value="95.51" calcext:value-type="float">
            <text:p>95,51</text:p>
          </table:table-cell>
          <table:table-cell table:style-name="ce2" office:value-type="float" office:value="2.52" calcext:value-type="float">
            <text:p>2,52</text:p>
          </table:table-cell>
          <table:table-cell table:number-columns-repeated="5"/>
        </table:table-row>
        <table:table-row table:style-name="ro2">
          <table:table-cell office:value-type="float" office:value="96.94" calcext:value-type="float">
            <text:p>96,94</text:p>
          </table:table-cell>
          <table:table-cell table:style-name="ce2" office:value-type="float" office:value="2.225" calcext:value-type="float">
            <text:p>2,225</text:p>
          </table:table-cell>
          <table:table-cell table:formula="of:=[.A4]+[.B3]" office:value-type="float" office:value="99.46" calcext:value-type="float">
            <text:p>99,46</text:p>
          </table:table-cell>
          <table:table-cell table:formula="of:=[.A5]-[.B3]" office:value-type="float" office:value="113.85" calcext:value-type="float">
            <text:p>113,85</text:p>
          </table:table-cell>
          <table:table-cell table:formula="of:=(([.D4])^2-([.C4])^2)/(9-1)" office:value-type="float" office:value="383.6913625" calcext:value-type="float">
            <text:p>383,6913625</text:p>
          </table:table-cell>
          <table:table-cell table:formula="of:=([.C6])^2-([.C4])^2" office:value-type="float" office:value="4646.039025" calcext:value-type="float">
            <text:p>4646,039025</text:p>
          </table:table-cell>
          <table:table-cell table:formula="of:=([.D6])^2-([.D4])^2" office:value-type="float" office:value="4513.695525" calcext:value-type="float">
            <text:p>4513,695525</text:p>
          </table:table-cell>
        </table:table-row>
        <table:table-row table:style-name="ro2">
          <table:table-cell office:value-type="float" office:value="116.37" calcext:value-type="float">
            <text:p>116,37</text:p>
          </table:table-cell>
          <table:table-cell table:style-name="ce2" office:value-type="float" office:value="1.78999999999999" calcext:value-type="float">
            <text:p>1,79</text:p>
          </table:table-cell>
          <table:table-cell table:number-columns-repeated="5"/>
        </table:table-row>
        <table:table-row table:style-name="ro2">
          <table:table-cell office:value-type="float" office:value="118.35" calcext:value-type="float">
            <text:p>118,35</text:p>
          </table:table-cell>
          <table:table-cell table:style-name="ce2" office:value-type="float" office:value="1.78" calcext:value-type="float">
            <text:p>1,78</text:p>
          </table:table-cell>
          <table:table-cell table:formula="of:=[.A6]+[.B4]" office:value-type="float" office:value="120.575" calcext:value-type="float">
            <text:p>120,575</text:p>
          </table:table-cell>
          <table:table-cell table:formula="of:=[.A7]-[.B4]" office:value-type="float" office:value="132.195" calcext:value-type="float">
            <text:p>132,195</text:p>
          </table:table-cell>
          <table:table-cell table:formula="of:=(([.D6])^2-([.C6])^2)/(9-1)" office:value-type="float" office:value="367.148425" calcext:value-type="float">
            <text:p>367,148425</text:p>
          </table:table-cell>
          <table:table-cell table:formula="of:=([.C8])^2-([.C6])^2" office:value-type="float" office:value="4332.18627500001" calcext:value-type="float">
            <text:p>4332,186275</text:p>
          </table:table-cell>
          <table:table-cell table:formula="of:=([.D8])^2-([.D6])^2" office:value-type="float" office:value="4404.80837500001" calcext:value-type="float">
            <text:p>4404,808375</text:p>
          </table:table-cell>
        </table:table-row>
        <table:table-row table:style-name="ro2">
          <table:table-cell office:value-type="float" office:value="134.42" calcext:value-type="float">
            <text:p>134,42</text:p>
          </table:table-cell>
          <table:table-cell table:style-name="ce2" office:value-type="float" office:value="1.58500000000001" calcext:value-type="float">
            <text:p>1,585</text:p>
          </table:table-cell>
          <table:table-cell table:number-columns-repeated="5"/>
        </table:table-row>
        <table:table-row table:style-name="ro2">
          <table:table-cell office:value-type="float" office:value="135.58" calcext:value-type="float">
            <text:p>135,58</text:p>
          </table:table-cell>
          <table:table-cell/>
          <table:table-cell table:formula="of:=[.A8]+[.B5]" office:value-type="float" office:value="137.37" calcext:value-type="float">
            <text:p>137,37</text:p>
          </table:table-cell>
          <table:table-cell table:formula="of:=[.A9]-[.B5]" office:value-type="float" office:value="147.92" calcext:value-type="float">
            <text:p>147,92</text:p>
          </table:table-cell>
          <table:table-cell table:formula="of:=(([.D8])^2-([.C8])^2)/(9-1)" office:value-type="float" office:value="376.2261875" calcext:value-type="float">
            <text:p>376,2261875</text:p>
          </table:table-cell>
          <table:table-cell table:formula="of:=([.C10])^2-([.C8])^2" office:value-type="float" office:value="4410.1395" calcext:value-type="float">
            <text:p>4410,1395</text:p>
          </table:table-cell>
          <table:table-cell table:formula="of:=([.D10])^2-([.D8])^2" office:value-type="float" office:value="4227.77" calcext:value-type="float">
            <text:p>4227,77</text:p>
          </table:table-cell>
        </table:table-row>
        <table:table-row table:style-name="ro2">
          <table:table-cell office:value-type="float" office:value="149.71" calcext:value-type="float">
            <text:p>149,71</text:p>
          </table:table-cell>
          <table:table-cell table:number-columns-repeated="6"/>
        </table:table-row>
        <table:table-row table:style-name="ro2">
          <table:table-cell office:value-type="float" office:value="150.8" calcext:value-type="float">
            <text:p>150,8</text:p>
          </table:table-cell>
          <table:table-cell/>
          <table:table-cell table:formula="of:=[.A10]+[.B6]" office:value-type="float" office:value="152.58" calcext:value-type="float">
            <text:p>152,58</text:p>
          </table:table-cell>
          <table:table-cell table:formula="of:=[.A11]-[.B6]" office:value-type="float" office:value="161.58" calcext:value-type="float">
            <text:p>161,58</text:p>
          </table:table-cell>
          <table:table-cell table:formula="of:=(([.D10])^2-([.C10])^2)/(9-1)" office:value-type="float" office:value="353.43" calcext:value-type="float">
            <text:p>353,43</text:p>
          </table:table-cell>
          <table:table-cell table:formula="of:=([.C12])^2-([.C10])^2" office:value-type="float" office:value="4277.00362499999" calcext:value-type="float">
            <text:p>4277,003625</text:p>
          </table:table-cell>
          <table:table-cell table:formula="of:=([.D12])^2-([.D10])^2" office:value-type="float" office:value="3992.41862499999" calcext:value-type="float">
            <text:p>3992,418625</text:p>
          </table:table-cell>
        </table:table-row>
        <table:table-row table:style-name="ro2">
          <table:table-cell office:value-type="float" office:value="163.36" calcext:value-type="float">
            <text:p>163,36</text:p>
          </table:table-cell>
          <table:table-cell table:number-columns-repeated="6"/>
        </table:table-row>
        <table:table-row table:style-name="ro2">
          <table:table-cell office:value-type="float" office:value="164.42" calcext:value-type="float">
            <text:p>164,42</text:p>
          </table:table-cell>
          <table:table-cell/>
          <table:table-cell table:formula="of:=[.A12]+[.B7]" office:value-type="float" office:value="166.005" calcext:value-type="float">
            <text:p>166,005</text:p>
          </table:table-cell>
          <table:table-cell table:formula="of:=[.A13]-[.B7]" office:value-type="float" office:value="173.495" calcext:value-type="float">
            <text:p>173,495</text:p>
          </table:table-cell>
          <table:table-cell table:formula="of:=(([.D12])^2-([.C12])^2)/(9-1)" office:value-type="float" office:value="317.856875" calcext:value-type="float">
            <text:p>317,856875</text:p>
          </table:table-cell>
          <table:table-cell table:number-columns-repeated="2"/>
        </table:table-row>
        <table:table-row table:style-name="ro2">
          <table:table-cell office:value-type="float" office:value="175.08" calcext:value-type="float">
            <text:p>175,0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7:15:43.72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7:20:06.277000000</dc:date>
    <meta:editing-duration>PT8M4S</meta:editing-duration>
    <meta:editing-cycles>2</meta:editing-cycles>
    <meta:document-statistic meta:table-count="1" meta:cell-count="53" meta:object-count="0"/>
  </office:meta>
</office:document-meta>
</file>